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1ae9af"/>
    </style:style>
    <style:style style:name="P2" style:family="paragraph" style:parent-style-name="Text_20_body">
      <style:text-properties officeooo:paragraph-rsid="001bd439"/>
    </style:style>
    <style:style style:name="P3" style:family="paragraph" style:parent-style-name="Heading">
      <style:text-properties officeooo:paragraph-rsid="001a752f"/>
    </style:style>
    <style:style style:name="P4" style:family="paragraph" style:parent-style-name="Heading_20_1">
      <style:text-properties officeooo:paragraph-rsid="001a752f"/>
    </style:style>
    <style:style style:name="P5" style:family="paragraph" style:parent-style-name="Heading_20_2">
      <style:text-properties officeooo:paragraph-rsid="001a752f"/>
    </style:style>
    <style:style style:name="T1" style:family="text">
      <style:text-properties officeooo:rsid="001a752f"/>
    </style:style>
    <style:style style:name="T2" style:family="text">
      <style:text-properties officeooo:rsid="001ae9af"/>
    </style:style>
    <style:style style:name="T3" style:family="text">
      <style:text-properties officeooo:rsid="001bd43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port lab 1 – Image Filter (MPI)</text:span></text:p>
      <text:h text:style-name="P4" text:outline-level="1"><text:span text:style-name="T1">Description</text:span></text:h>
      <text:h text:style-name="P5" text:outline-level="2"><text:span text:style-name="T1">Threshold</text:span></text:h>
      <text:p text:style-name="P1"><text:span text:style-name="T1">We start by reading the image file to </text:span><text:span text:style-name="T2">the</text:span><text:span text:style-name="T1"> process </text:span><text:span text:style-name="T2">with ID</text:span><text:span text:style-name="T1"> 0 and then </text:span><text:span text:style-name="T2">broadcast the image size to the rest of the processes. </text:span></text:p>
      <text:p text:style-name="P1"><text:span text:style-name="T2">After this we calculate displacements for each process and how much data each process will work with to prepare for a scatter of the image file using “MPI_Scatterv”. We let each process get the same amount of pixels to work with. In the cases where this is not possible we distribute the left over pixels to to as many processes as possible. </text:span></text:p>
      <text:p text:style-name="P1"><text:span text:style-name="T2">With the image scattered each process can now calculate the sum of the pixel values for their part of the image and then we do a “MPI_Allreduce” call with the sum operation to get the sum of the whole image. </text:span></text:p>
      <text:p text:style-name="P1"><text:span text:style-name="T2">Since we </text:span><text:span text:style-name="T3">sent</text:span><text:span text:style-name="T2"> the size of the image earlier </text:span><text:span text:style-name="T3">to all processes</text:span><text:span text:style-name="T2"> </text:span><text:span text:style-name="T3">each process</text:span><text:span text:style-name="T2"> can now calculate the </text:span><text:span text:style-name="T3">total </text:span><text:span text:style-name="T2">average </text:span><text:span text:style-name="T3">intensity and threshold their part of the image.</text:span></text:p>
      <text:p text:style-name="P2"><text:span text:style-name="T3">Lastly we again use the calculated displacements and work data amount to do a “MPI_Gatherv” call to get the final image.</text:span></text:p>
      <text:p text:style-name="P2"><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7T15:29:24.93</meta:creation-date>
    <dc:date>2013-05-07T16:14:28.18</dc:date>
    <meta:editing-duration>PT14M32S</meta:editing-duration>
    <meta:editing-cycles>1</meta:editing-cycles>
    <meta:document-statistic meta:table-count="0" meta:image-count="0" meta:object-count="0" meta:page-count="1" meta:paragraph-count="8" meta:word-count="184" meta:character-count="1005" meta:non-whitespace-character-count="825"/>
    <meta:generator>LibreOffice/4.0.2.2$Windows_x86 LibreOffice_project/4c82dcdd6efcd48b1d8bba66bfe1989deee49c3</meta:generator>
  </office:meta>
</office:document-meta>
</file>